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" style:data-style-name="N49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8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9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6" style:family="table-cell" style:parent-style-name="_21315__20998__20301_" style:data-style-name="N49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35466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3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8-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8<text:span text:style-name="T1"><text:s/>年 1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7" table:style-name="ce4">
            <text:p>9587</text:p>
          </table:table-cell>
          <table:table-cell office:value-type="float" office:value="9569" table:style-name="ce4">
            <text:p>9569</text:p>
          </table:table-cell>
          <table:table-cell office:value-type="float" office:value="1056328" table:style-name="ce4">
            <text:p>1056328</text:p>
          </table:table-cell>
          <table:table-cell office:value-type="float" office:value="2666908" table:style-name="ce4">
            <text:p>2666908</text:p>
          </table:table-cell>
          <table:table-cell office:value-type="float" office:value="1272385" table:style-name="ce4">
            <text:p>1272385</text:p>
          </table:table-cell>
          <table:table-cell office:value-type="float" office:value="1394523" table:style-name="ce4">
            <text:p>139452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5" table:style-name="ce4">
            <text:p>765</text:p>
          </table:table-cell>
          <table:table-cell office:value-type="float" office:value="763" table:style-name="ce4">
            <text:p>763</text:p>
          </table:table-cell>
          <table:table-cell office:value-type="float" office:value="81155" table:style-name="ce4">
            <text:p>81155</text:p>
          </table:table-cell>
          <table:table-cell office:value-type="float" office:value="205633" table:style-name="ce4">
            <text:p>205633</text:p>
          </table:table-cell>
          <table:table-cell office:value-type="float" office:value="96357" table:style-name="ce4">
            <text:p>96357</text:p>
          </table:table-cell>
          <table:table-cell office:value-type="float" office:value="109276" table:style-name="ce4">
            <text:p>10927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5" table:style-name="ce4">
            <text:p>905</text:p>
          </table:table-cell>
          <table:table-cell office:value-type="float" office:value="904" table:style-name="ce4">
            <text:p>904</text:p>
          </table:table-cell>
          <table:table-cell office:value-type="float" office:value="89553" table:style-name="ce4">
            <text:p>89553</text:p>
          </table:table-cell>
          <table:table-cell office:value-type="float" office:value="223113" table:style-name="ce4">
            <text:p>223113</text:p>
          </table:table-cell>
          <table:table-cell office:value-type="float" office:value="106330" table:style-name="ce4">
            <text:p>106330</text:p>
          </table:table-cell>
          <table:table-cell office:value-type="float" office:value="116783" table:style-name="ce4">
            <text:p>11678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333" table:style-name="ce4">
            <text:p>121333</text:p>
          </table:table-cell>
          <table:table-cell office:value-type="float" office:value="308686" table:style-name="ce4">
            <text:p>308686</text:p>
          </table:table-cell>
          <table:table-cell office:value-type="float" office:value="143905" table:style-name="ce4">
            <text:p>143905</text:p>
          </table:table-cell>
          <table:table-cell office:value-type="float" office:value="164781" table:style-name="ce4">
            <text:p>16478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485" table:style-name="ce4">
            <text:p>100485</text:p>
          </table:table-cell>
          <table:table-cell office:value-type="float" office:value="229309" table:style-name="ce4">
            <text:p>229309</text:p>
          </table:table-cell>
          <table:table-cell office:value-type="float" office:value="106562" table:style-name="ce4">
            <text:p>106562</text:p>
          </table:table-cell>
          <table:table-cell office:value-type="float" office:value="122747" table:style-name="ce4">
            <text:p>12274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3" table:style-name="ce4">
            <text:p>583</text:p>
          </table:table-cell>
          <table:table-cell office:value-type="float" office:value="65464" table:style-name="ce4">
            <text:p>65464</text:p>
          </table:table-cell>
          <table:table-cell office:value-type="float" office:value="158903" table:style-name="ce4">
            <text:p>158903</text:p>
          </table:table-cell>
          <table:table-cell office:value-type="float" office:value="75840" table:style-name="ce4">
            <text:p>75840</text:p>
          </table:table-cell>
          <table:table-cell office:value-type="float" office:value="83063" table:style-name="ce4">
            <text:p>8306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1853" table:style-name="ce4">
            <text:p>51853</text:p>
          </table:table-cell>
          <table:table-cell office:value-type="float" office:value="127651" table:style-name="ce4">
            <text:p>127651</text:p>
          </table:table-cell>
          <table:table-cell office:value-type="float" office:value="62124" table:style-name="ce4">
            <text:p>62124</text:p>
          </table:table-cell>
          <table:table-cell office:value-type="float" office:value="65527" table:style-name="ce4">
            <text:p>6552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3" table:style-name="ce4">
            <text:p>723</text:p>
          </table:table-cell>
          <table:table-cell office:value-type="float" office:value="723" table:style-name="ce4">
            <text:p>723</text:p>
          </table:table-cell>
          <table:table-cell office:value-type="float" office:value="78768" table:style-name="ce4">
            <text:p>78768</text:p>
          </table:table-cell>
          <table:table-cell office:value-type="float" office:value="189387" table:style-name="ce4">
            <text:p>189387</text:p>
          </table:table-cell>
          <table:table-cell office:value-type="float" office:value="92825" table:style-name="ce4">
            <text:p>92825</text:p>
          </table:table-cell>
          <table:table-cell office:value-type="float" office:value="96562" table:style-name="ce4">
            <text:p>9656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6" table:style-name="ce4">
            <text:p>1006</text:p>
          </table:table-cell>
          <table:table-cell office:value-type="float" office:value="1005" table:style-name="ce4">
            <text:p>1005</text:p>
          </table:table-cell>
          <table:table-cell office:value-type="float" office:value="106712" table:style-name="ce4">
            <text:p>106712</text:p>
          </table:table-cell>
          <table:table-cell office:value-type="float" office:value="273686" table:style-name="ce4">
            <text:p>273686</text:p>
          </table:table-cell>
          <table:table-cell office:value-type="float" office:value="131114" table:style-name="ce4">
            <text:p>131114</text:p>
          </table:table-cell>
          <table:table-cell office:value-type="float" office:value="142572" table:style-name="ce4">
            <text:p>14257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4" table:style-name="ce4">
            <text:p>454</text:p>
          </table:table-cell>
          <table:table-cell office:value-type="float" office:value="452" table:style-name="ce4">
            <text:p>452</text:p>
          </table:table-cell>
          <table:table-cell office:value-type="float" office:value="47391" table:style-name="ce4">
            <text:p>47391</text:p>
          </table:table-cell>
          <table:table-cell office:value-type="float" office:value="121576" table:style-name="ce4">
            <text:p>121576</text:p>
          </table:table-cell>
          <table:table-cell office:value-type="float" office:value="59392" table:style-name="ce4">
            <text:p>59392</text:p>
          </table:table-cell>
          <table:table-cell office:value-type="float" office:value="62184" table:style-name="ce4">
            <text:p>6218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08" table:style-name="ce4">
            <text:p>908</text:p>
          </table:table-cell>
          <table:table-cell office:value-type="float" office:value="906" table:style-name="ce4">
            <text:p>906</text:p>
          </table:table-cell>
          <table:table-cell office:value-type="float" office:value="108732" table:style-name="ce4">
            <text:p>108732</text:p>
          </table:table-cell>
          <table:table-cell office:value-type="float" office:value="287442" table:style-name="ce4">
            <text:p>287442</text:p>
          </table:table-cell>
          <table:table-cell office:value-type="float" office:value="137196" table:style-name="ce4">
            <text:p>137196</text:p>
          </table:table-cell>
          <table:table-cell office:value-type="float" office:value="150246" table:style-name="ce4">
            <text:p>15024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515" table:style-name="ce4">
            <text:p>107515</text:p>
          </table:table-cell>
          <table:table-cell office:value-type="float" office:value="286339" table:style-name="ce4">
            <text:p>286339</text:p>
          </table:table-cell>
          <table:table-cell office:value-type="float" office:value="137965" table:style-name="ce4">
            <text:p>137965</text:p>
          </table:table-cell>
          <table:table-cell office:value-type="float" office:value="148374" table:style-name="ce4">
            <text:p>14837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8" table:style-name="ce4">
            <text:p>828</text:p>
          </table:table-cell>
          <table:table-cell office:value-type="float" office:value="826" table:style-name="ce4">
            <text:p>826</text:p>
          </table:table-cell>
          <table:table-cell office:value-type="float" office:value="97367" table:style-name="ce4">
            <text:p>97367</text:p>
          </table:table-cell>
          <table:table-cell office:value-type="float" office:value="255183" table:style-name="ce4">
            <text:p>255183</text:p>
          </table:table-cell>
          <table:table-cell office:value-type="float" office:value="122775" table:style-name="ce4">
            <text:p>122775</text:p>
          </table:table-cell>
          <table:table-cell office:value-type="float" office:value="132408" table:style-name="ce4">
            <text:p>13240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2" table:style-name="ta2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16">
            <text:p>臺北市   108<text:s/>年 2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1">
            <text:p>區別</text:p>
          </table:table-cell>
          <table:table-cell office:value-type="string" table:number-columns-spanned="2" table:number-rows-spanned="1" table:style-name="ce11">
            <text:p>里數</text:p>
          </table:table-cell>
          <table:covered-table-cell/>
          <table:table-cell office:value-type="string" table:number-columns-spanned="2" table:number-rows-spanned="1" table:style-name="ce11">
            <text:p>鄰數</text:p>
          </table:table-cell>
          <table:covered-table-cell/>
          <table:table-cell office:value-type="string" table:number-columns-spanned="1" table:number-rows-spanned="2" table:style-name="ce11">
            <text:p>戶數</text:p>
          </table:table-cell>
          <table:table-cell office:value-type="string" table:number-columns-spanned="3" table:number-rows-spanned="1" table:style-name="ce11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現有門牌</text:p>
          </table:table-cell>
          <table:table-cell office:value-type="string" table:style-name="ce12">
            <text:p>戶籍登記</text:p>
          </table:table-cell>
          <table:table-cell office:value-type="string" table:style-name="ce12">
            <text:p>現有門牌</text:p>
          </table:table-cell>
          <table:table-cell office:value-type="string" table:style-name="ce12">
            <text:p>戶籍登記</text:p>
          </table:table-cell>
          <table:covered-table-cell/>
          <table:table-cell office:value-type="string" table:style-name="ce12">
            <text:p>合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總計</text:p>
          </table:table-cell>
          <table:table-cell office:value-type="float" office:value="456" table:style-name="ce14">
            <text:p>456</text:p>
          </table:table-cell>
          <table:table-cell office:value-type="float" office:value="456" table:style-name="ce14">
            <text:p>456</text:p>
          </table:table-cell>
          <table:table-cell office:value-type="float" office:value="9589" table:style-name="ce14">
            <text:p>9589</text:p>
          </table:table-cell>
          <table:table-cell office:value-type="float" office:value="9569" table:style-name="ce14">
            <text:p>9569</text:p>
          </table:table-cell>
          <table:table-cell office:value-type="float" office:value="1056439" table:style-name="ce14">
            <text:p>1056439</text:p>
          </table:table-cell>
          <table:table-cell office:value-type="float" office:value="2664983" table:style-name="ce14">
            <text:p>2664983</text:p>
          </table:table-cell>
          <table:table-cell office:value-type="float" office:value="1271327" table:style-name="ce14">
            <text:p>1271327</text:p>
          </table:table-cell>
          <table:table-cell office:value-type="float" office:value="1393656" table:style-name="ce14">
            <text:p>1393656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松山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765" table:style-name="ce14">
            <text:p>765</text:p>
          </table:table-cell>
          <table:table-cell office:value-type="float" office:value="763" table:style-name="ce14">
            <text:p>763</text:p>
          </table:table-cell>
          <table:table-cell office:value-type="float" office:value="81217" table:style-name="ce14">
            <text:p>81217</text:p>
          </table:table-cell>
          <table:table-cell office:value-type="float" office:value="205626" table:style-name="ce14">
            <text:p>205626</text:p>
          </table:table-cell>
          <table:table-cell office:value-type="float" office:value="96362" table:style-name="ce14">
            <text:p>96362</text:p>
          </table:table-cell>
          <table:table-cell office:value-type="float" office:value="109264" table:style-name="ce14">
            <text:p>109264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信義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905" table:style-name="ce14">
            <text:p>905</text:p>
          </table:table-cell>
          <table:table-cell office:value-type="float" office:value="904" table:style-name="ce14">
            <text:p>904</text:p>
          </table:table-cell>
          <table:table-cell office:value-type="float" office:value="89483" table:style-name="ce14">
            <text:p>89483</text:p>
          </table:table-cell>
          <table:table-cell office:value-type="float" office:value="222814" table:style-name="ce14">
            <text:p>222814</text:p>
          </table:table-cell>
          <table:table-cell office:value-type="float" office:value="106189" table:style-name="ce14">
            <text:p>106189</text:p>
          </table:table-cell>
          <table:table-cell office:value-type="float" office:value="116625" table:style-name="ce14">
            <text:p>116625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大安</text:p>
          </table:table-cell>
          <table:table-cell office:value-type="float" office:value="53" table:style-name="ce14">
            <text:p>53</text:p>
          </table:table-cell>
          <table:table-cell office:value-type="float" office:value="53" table:style-name="ce14">
            <text:p>53</text:p>
          </table:table-cell>
          <table:table-cell office:value-type="float" office:value="1026" table:style-name="ce14">
            <text:p>1026</text:p>
          </table:table-cell>
          <table:table-cell office:value-type="float" office:value="1022" table:style-name="ce14">
            <text:p>1022</text:p>
          </table:table-cell>
          <table:table-cell office:value-type="float" office:value="121344" table:style-name="ce14">
            <text:p>121344</text:p>
          </table:table-cell>
          <table:table-cell office:value-type="float" office:value="308727" table:style-name="ce14">
            <text:p>308727</text:p>
          </table:table-cell>
          <table:table-cell office:value-type="float" office:value="143896" table:style-name="ce14">
            <text:p>143896</text:p>
          </table:table-cell>
          <table:table-cell office:value-type="float" office:value="164831" table:style-name="ce14">
            <text:p>164831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中山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871" table:style-name="ce14">
            <text:p>871</text:p>
          </table:table-cell>
          <table:table-cell office:value-type="float" office:value="869" table:style-name="ce14">
            <text:p>869</text:p>
          </table:table-cell>
          <table:table-cell office:value-type="float" office:value="100450" table:style-name="ce14">
            <text:p>100450</text:p>
          </table:table-cell>
          <table:table-cell office:value-type="float" office:value="229088" table:style-name="ce14">
            <text:p>229088</text:p>
          </table:table-cell>
          <table:table-cell office:value-type="float" office:value="106426" table:style-name="ce14">
            <text:p>106426</text:p>
          </table:table-cell>
          <table:table-cell office:value-type="float" office:value="122662" table:style-name="ce14">
            <text:p>12266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中正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583" table:style-name="ce14">
            <text:p>583</text:p>
          </table:table-cell>
          <table:table-cell office:value-type="float" office:value="583" table:style-name="ce14">
            <text:p>583</text:p>
          </table:table-cell>
          <table:table-cell office:value-type="float" office:value="65475" table:style-name="ce14">
            <text:p>65475</text:p>
          </table:table-cell>
          <table:table-cell office:value-type="float" office:value="158814" table:style-name="ce14">
            <text:p>158814</text:p>
          </table:table-cell>
          <table:table-cell office:value-type="float" office:value="75791" table:style-name="ce14">
            <text:p>75791</text:p>
          </table:table-cell>
          <table:table-cell office:value-type="float" office:value="83023" table:style-name="ce14">
            <text:p>83023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大同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522" table:style-name="ce14">
            <text:p>522</text:p>
          </table:table-cell>
          <table:table-cell office:value-type="float" office:value="521" table:style-name="ce14">
            <text:p>521</text:p>
          </table:table-cell>
          <table:table-cell office:value-type="float" office:value="51881" table:style-name="ce14">
            <text:p>51881</text:p>
          </table:table-cell>
          <table:table-cell office:value-type="float" office:value="127559" table:style-name="ce14">
            <text:p>127559</text:p>
          </table:table-cell>
          <table:table-cell office:value-type="float" office:value="62056" table:style-name="ce14">
            <text:p>62056</text:p>
          </table:table-cell>
          <table:table-cell office:value-type="float" office:value="65503" table:style-name="ce14">
            <text:p>65503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萬華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725" table:style-name="ce14">
            <text:p>725</text:p>
          </table:table-cell>
          <table:table-cell office:value-type="float" office:value="723" table:style-name="ce14">
            <text:p>723</text:p>
          </table:table-cell>
          <table:table-cell office:value-type="float" office:value="78764" table:style-name="ce14">
            <text:p>78764</text:p>
          </table:table-cell>
          <table:table-cell office:value-type="float" office:value="189052" table:style-name="ce14">
            <text:p>189052</text:p>
          </table:table-cell>
          <table:table-cell office:value-type="float" office:value="92662" table:style-name="ce14">
            <text:p>92662</text:p>
          </table:table-cell>
          <table:table-cell office:value-type="float" office:value="96390" table:style-name="ce14">
            <text:p>96390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文山</text:p>
          </table:table-cell>
          <table:table-cell office:value-type="float" office:value="43" table:style-name="ce14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1006" table:style-name="ce14">
            <text:p>1006</text:p>
          </table:table-cell>
          <table:table-cell office:value-type="float" office:value="1005" table:style-name="ce14">
            <text:p>1005</text:p>
          </table:table-cell>
          <table:table-cell office:value-type="float" office:value="106781" table:style-name="ce14">
            <text:p>106781</text:p>
          </table:table-cell>
          <table:table-cell office:value-type="float" office:value="273605" table:style-name="ce14">
            <text:p>273605</text:p>
          </table:table-cell>
          <table:table-cell office:value-type="float" office:value="131073" table:style-name="ce14">
            <text:p>131073</text:p>
          </table:table-cell>
          <table:table-cell office:value-type="float" office:value="142532" table:style-name="ce14">
            <text:p>14253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南港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454" table:style-name="ce14">
            <text:p>454</text:p>
          </table:table-cell>
          <table:table-cell office:value-type="float" office:value="452" table:style-name="ce14">
            <text:p>452</text:p>
          </table:table-cell>
          <table:table-cell office:value-type="float" office:value="47371" table:style-name="ce14">
            <text:p>47371</text:p>
          </table:table-cell>
          <table:table-cell office:value-type="float" office:value="121379" table:style-name="ce14">
            <text:p>121379</text:p>
          </table:table-cell>
          <table:table-cell office:value-type="float" office:value="59289" table:style-name="ce14">
            <text:p>59289</text:p>
          </table:table-cell>
          <table:table-cell office:value-type="float" office:value="62090" table:style-name="ce14">
            <text:p>62090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內湖</text:p>
          </table:table-cell>
          <table:table-cell office:value-type="float" office:value="39" table:style-name="ce14">
            <text:p>39</text:p>
          </table:table-cell>
          <table:table-cell office:value-type="float" office:value="39" table:style-name="ce14">
            <text:p>39</text:p>
          </table:table-cell>
          <table:table-cell office:value-type="float" office:value="908" table:style-name="ce14">
            <text:p>908</text:p>
          </table:table-cell>
          <table:table-cell office:value-type="float" office:value="906" table:style-name="ce14">
            <text:p>906</text:p>
          </table:table-cell>
          <table:table-cell office:value-type="float" office:value="108783" table:style-name="ce14">
            <text:p>108783</text:p>
          </table:table-cell>
          <table:table-cell office:value-type="float" office:value="287331" table:style-name="ce14">
            <text:p>287331</text:p>
          </table:table-cell>
          <table:table-cell office:value-type="float" office:value="137101" table:style-name="ce14">
            <text:p>137101</text:p>
          </table:table-cell>
          <table:table-cell office:value-type="float" office:value="150230" table:style-name="ce14">
            <text:p>150230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士林</text:p>
          </table:table-cell>
          <table:table-cell office:value-type="float" office:value="51" table:style-name="ce14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996" table:style-name="ce14">
            <text:p>996</text:p>
          </table:table-cell>
          <table:table-cell office:value-type="float" office:value="995" table:style-name="ce14">
            <text:p>995</text:p>
          </table:table-cell>
          <table:table-cell office:value-type="float" office:value="107486" table:style-name="ce14">
            <text:p>107486</text:p>
          </table:table-cell>
          <table:table-cell office:value-type="float" office:value="285931" table:style-name="ce14">
            <text:p>285931</text:p>
          </table:table-cell>
          <table:table-cell office:value-type="float" office:value="137743" table:style-name="ce14">
            <text:p>137743</text:p>
          </table:table-cell>
          <table:table-cell office:value-type="float" office:value="148188" table:style-name="ce14">
            <text:p>148188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北投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828" table:style-name="ce14">
            <text:p>828</text:p>
          </table:table-cell>
          <table:table-cell office:value-type="float" office:value="826" table:style-name="ce14">
            <text:p>826</text:p>
          </table:table-cell>
          <table:table-cell office:value-type="float" office:value="97404" table:style-name="ce14">
            <text:p>97404</text:p>
          </table:table-cell>
          <table:table-cell office:value-type="float" office:value="255057" table:style-name="ce14">
            <text:p>255057</text:p>
          </table:table-cell>
          <table:table-cell office:value-type="float" office:value="122739" table:style-name="ce14">
            <text:p>122739</text:p>
          </table:table-cell>
          <table:table-cell office:value-type="float" office:value="132318" table:style-name="ce14">
            <text:p>13231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5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19-02-18T03:32:59Z</meta:creation-date>
    <dc:date>2019-03-06T02:03:28Z</dc:date>
  </office:meta>
</office:document-meta>
</file>